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3" style:family="graphic" style:parent-style-name="standard">
      <style:graphic-properties draw:stroke="solid" draw:stroke-dash="Ultrafein_20_gestrichelt" svg:stroke-width="0.05cm" svg:stroke-color="#eb613d" draw:marker-start-width="0.08cm" draw:marker-end-width="0.0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solid" draw:stroke-dash="Ultrafein_20_gestrichelt"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draw:stroke="solid" draw:stroke-dash="Ultrafein_20_gestrichelt" draw:fill="none" draw:textarea-horizontal-align="left" draw:textarea-vertical-align="middle" fo:padding-left="0.1cm"/>
    </style:style>
    <style:style style:name="gr8" style:family="graphic" style:parent-style-name="objectwithoutfill">
      <style:graphic-properties draw:stroke="solid" draw:stroke-dash="Ultrafein_20_gestrichelt" draw:fill="none" draw:textarea-horizontal-align="left" draw:textarea-vertical-align="top" fo:padding-top="0.1cm" fo:padding-left="0.1cm"/>
    </style:style>
    <style:style style:name="gr9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draw:stroke="none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000000" draw:textarea-horizontal-align="center" draw:textarea-vertical-align="middle"/>
    </style:style>
    <style:style style:name="gr15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8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9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2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2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23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9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30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31" style:family="graphic" style:parent-style-name="standard">
      <style:graphic-properties draw:stroke="solid" svg:stroke-width="0.05cm" svg:stroke-color="#000000" draw:marker-start-width="0.275cm" draw:marker-end-width="0.275cm" draw:fill="solid" draw:fill-color="#fce94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32" style:family="graphic" style:parent-style-name="standard">
      <style:graphic-properties draw:stroke="solid" svg:stroke-width="0.05cm" svg:stroke-color="#000000" draw:marker-start-width="0.275cm" draw:marker-end-width="0.275cm" draw:fill="solid" draw:fill-color="#eeeeec" draw:textarea-horizontal-align="center" draw:textarea-vertical-align="middle" draw:auto-grow-height="true" draw:auto-grow-width="false" fo:min-height="6.9cm" fo:min-width="4.024cm" fo:padding-top="0.05cm" fo:padding-bottom="0.05cm" fo:padding-left="0.1cm" fo:padding-right="0.1cm"/>
    </style:style>
    <style:style style:name="gr33" style:family="graphic" style:parent-style-name="standard">
      <style:graphic-properties draw:stroke="solid" svg:stroke-width="0.05cm" svg:stroke-color="#000000" draw:marker-start-width="0.275cm" draw:marker-end-width="0.275cm" draw:fill="solid" draw:fill-color="#eeeeec" draw:textarea-horizontal-align="center" draw:textarea-vertical-align="middle" draw:auto-grow-height="true" draw:auto-grow-width="false" fo:min-height="5.517cm" fo:min-width="4.024cm" fo:padding-top="0.05cm" fo:padding-bottom="0.05cm" fo:padding-left="0.1cm" fo:padding-right="0.1cm"/>
    </style:style>
    <style:style style:name="gr3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2.7cm" fo:min-width="4.024cm" fo:padding-top="0.05cm" fo:padding-bottom="0.05cm" fo:padding-left="0.1cm" fo:padding-right="0.1cm"/>
    </style:style>
    <style:style style:name="gr35" style:family="graphic" style:parent-style-name="standard">
      <style:graphic-properties draw:stroke="solid" svg:stroke-width="0.05cm" svg:stroke-color="#000000" draw:marker-start-width="0.275cm" draw:marker-end-width="0.275cm" draw:fill="solid" draw:fill-color="#729fcf" draw:textarea-horizontal-align="center" draw:textarea-vertical-align="middle" draw:auto-grow-height="true" draw:auto-grow-width="false" fo:min-height="5.2cm" fo:min-width="4.024cm" fo:padding-top="0.05cm" fo:padding-bottom="0.05cm" fo:padding-left="0.1cm" fo:padding-right="0.1cm"/>
    </style:style>
    <style:style style:name="gr36" style:family="graphic" style:parent-style-name="standard">
      <style:graphic-properties draw:stroke="none" draw:fill="none" fo:min-height="0.789cm"/>
    </style:style>
    <style:style style:name="gr37" style:family="graphic" style:parent-style-name="standard">
      <style:graphic-properties draw:stroke="none" draw:fill="none" fo:min-height="0.689cm"/>
    </style:style>
    <style:style style:name="gr38" style:family="graphic" style:parent-style-name="standard">
      <style:graphic-properties draw:stroke="none" draw:fill="none" fo:min-height="0.396cm"/>
    </style:style>
    <style:style style:name="gr39" style:family="graphic" style:parent-style-name="standard">
      <style:graphic-properties draw:stroke="solid" svg:stroke-width="0.05cm" svg:stroke-color="#000000" draw:marker-start-width="0.275cm" draw:marker-end-width="0.275cm" draw:fill="solid" draw:fill-color="#729fc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40" style:family="graphic" style:parent-style-name="standard">
      <style:graphic-properties draw:stroke="solid" svg:stroke-width="0.05cm" svg:stroke-color="#000000" draw:marker-start-width="0.275cm" draw:marker-end-width="0.275cm" draw:fill="solid" draw:fill-color="#fce94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41" style:family="graphic" style:parent-style-name="standard">
      <style:graphic-properties svg:stroke-width="0.018cm" draw:marker-start-width="0.327cm" draw:marker-end-width="0.327cm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imes New Roman2" fo:font-size="8pt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/>
      <style:text-properties fo:color="#eb613d" style:font-name="Times New Roman1" fo:font-size="10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text-properties style:font-name="Times New Roman2"/>
    </style:style>
    <style:style style:name="P7" style:family="paragraph">
      <loext:graphic-properties draw:fill="none"/>
      <style:paragraph-properties fo:margin-left="0cm" fo:margin-right="0cm" fo:text-indent="0cm"/>
      <style:text-properties style:font-name="Times New Roman2" fo:font-size="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margin-left="0cm" fo:margin-right="0cm" fo:text-indent="0cm"/>
      <style:text-properties style:font-name="Times New Roman1" fo:font-size="8pt"/>
    </style:style>
    <style:style style:name="P12" style:family="paragraph">
      <loext:graphic-properties draw:fill="solid" draw:fill-color="#ffffff"/>
      <style:text-properties style:font-name="Times New Roman1" fo:font-size="8pt"/>
    </style:style>
    <style:style style:name="P13" style:family="paragraph">
      <style:paragraph-properties fo:text-align="center"/>
      <style:text-properties style:font-name="Times New Roman1" fo:font-size="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7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9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P20" style:family="paragraph">
      <loext:graphic-properties draw:fill="solid" draw:fill-color="#fce94f"/>
      <style:paragraph-properties fo:margin-left="0cm" fo:margin-right="0cm" fo:text-align="center" fo:text-indent="0cm"/>
      <style:text-properties style:font-name="Arial" fo:font-size="10pt"/>
    </style:style>
    <style:style style:name="P21" style:family="paragraph">
      <loext:graphic-properties draw:fill="solid" draw:fill-color="#eeeeec"/>
      <style:paragraph-properties fo:margin-left="0cm" fo:margin-right="0cm" fo:text-align="center" fo:text-indent="0cm"/>
      <style:text-properties style:font-name="Arial" fo:font-size="10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10pt"/>
    </style:style>
    <style:style style:name="P24" style:family="paragraph">
      <loext:graphic-properties draw:fill="solid" draw:fill-color="#729fcf"/>
      <style:paragraph-properties fo:margin-left="0cm" fo:margin-right="0cm" fo:text-align="center" fo:text-indent="0cm"/>
      <style:text-properties style:font-name="Arial" fo:font-size="10pt" fo:font-weight="normal" style:font-weight-asian="normal" style:font-weight-complex="normal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fo:margin-left="0cm" fo:margin-right="0cm" fo:text-align="center" fo:text-indent="0cm"/>
      <style:text-properties fo:font-weight="normal" style:font-weight-asian="bold" style:font-weight-complex="bold"/>
    </style:style>
    <style:style style:name="P27" style:family="paragraph">
      <loext:graphic-properties draw:fill="solid" draw:fill-color="#729fcf"/>
      <style:paragraph-properties fo:margin-left="0cm" fo:margin-right="0cm" fo:text-align="center" fo:text-indent="0cm"/>
      <style:text-properties style:font-name="Arial" fo:font-size="10pt"/>
    </style:style>
    <style:style style:name="T1" style:family="text">
      <style:text-properties style:font-name="Arial1" fo:font-size="8pt"/>
    </style:style>
    <style:style style:name="T2" style:family="text">
      <style:text-properties fo:color="#ff6633" style:font-name="Arial2" fo:font-size="10pt" fo:font-weight="bold"/>
    </style:style>
    <style:style style:name="T3" style:family="text">
      <style:text-properties style:font-name="Arial1" fo:font-size="8pt" fo:font-weight="bold"/>
    </style:style>
    <style:style style:name="T4" style:family="text">
      <style:text-properties style:font-name="Arial" fo:font-size="8pt"/>
    </style:style>
    <style:style style:name="T5" style:family="text">
      <style:text-properties style:font-name="Arial" fo:font-size="10pt"/>
    </style:style>
    <style:style style:name="T6" style:family="text">
      <style:text-properties style:font-name="Arial" fo:font-size="10pt" fo:font-weight="normal" style:font-weight-asian="normal" style:font-weight-complex="normal"/>
    </style:style>
    <style:style style:name="T7" style:family="text">
      <style:text-properties style:font-name="Arial" fo:font-size="10pt" fo:font-weight="bold" style:font-weight-asian="bold" style:font-weight-complex="bold"/>
    </style:style>
    <style:style style:name="T8" style:family="text">
      <style:text-properties style:font-name="Arial" fo:font-size="10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1" draw:layer="layout" svg:width="2cm" svg:height="1.2cm" svg:x="10.035cm" svg:y="2.435cm">
          <draw:text-box>
            <text:p/>
          </draw:text-box>
        </draw:frame>
        <draw:frame draw:style-name="gr1" draw:text-style-name="P1" draw:layer="layout" svg:width="2cm" svg:height="1.2cm" svg:x="9.835cm" svg:y="2.635cm">
          <draw:text-box>
            <text:p/>
          </draw:text-box>
        </draw:frame>
        <draw:frame draw:style-name="gr1" draw:text-style-name="P1" draw:layer="layout" svg:width="2cm" svg:height="1.2cm" svg:x="13.835cm" svg:y="2.635cm">
          <draw:text-box>
            <text:p/>
          </draw:text-box>
        </draw:frame>
        <draw:frame draw:style-name="gr2" draw:text-style-name="P3" draw:layer="layout" svg:width="1.6cm" svg:height="0.371cm" svg:x="1.035cm" svg:y="17.29cm">
          <draw:text-box>
            <text:p text:style-name="P2"><text:span text:style-name="T1">annotation</text:span></text:p>
          </draw:text-box>
        </draw:frame>
        <draw:rect draw:style-name="gr3" draw:text-style-name="P4" draw:layer="Kommentar" svg:width="2.4cm" svg:height="1.6cm" svg:x="5.835cm" svg:y="18.635cm">
          <text:p text:style-name="P2"><text:span text:style-name="T2">Comment</text:span></text:p>
        </draw:rect>
        <draw:line draw:style-name="gr4" draw:text-style-name="P5" draw:layer="layout" svg:x1="0.635cm" svg:y1="15.916cm" svg:x2="0.635cm" svg:y2="16.716cm">
          <text:p/>
        </draw:line>
        <draw:g draw:style-name="gr5">
          <draw:rect draw:style-name="gr6" draw:text-style-name="P6" draw:layer="layout" svg:width="4.8cm" svg:height="2cm" svg:x="0.635cm" svg:y="18.235cm">
            <text:p/>
          </draw:rect>
          <draw:rect draw:style-name="gr7" draw:text-style-name="P7" draw:layer="layout" svg:width="2.4cm" svg:height="0.4cm" svg:x="0.635cm" svg:y="19.835cm">
            <text:p text:style-name="P2"><text:span text:style-name="T1">Author: </text:span></text:p>
          </draw:rect>
          <draw:rect draw:style-name="gr7" draw:text-style-name="P7" draw:layer="layout" svg:width="2.4cm" svg:height="0.4cm" svg:x="3.035cm" svg:y="19.835cm">
            <text:p text:style-name="P2"><text:span text:style-name="T1">Date: </text:span></text:p>
          </draw:rect>
          <draw:rect draw:style-name="gr7" draw:text-style-name="P7" draw:layer="layout" svg:width="4.8cm" svg:height="0.4cm" svg:x="0.635cm" svg:y="19.435cm">
            <text:p text:style-name="P2"><text:span text:style-name="T1">Project: </text:span></text:p>
          </draw:rect>
          <draw:rect draw:style-name="gr8" draw:text-style-name="P7" draw:layer="layout" svg:width="4.8cm" svg:height="1.2cm" svg:x="0.635cm" svg:y="18.235cm">
            <text:p text:style-name="P2"><text:span text:style-name="T1">Block diagram</text:span></text:p>
            <text:p text:style-name="P2"><text:span text:style-name="T3">Title</text:span></text:p>
          </draw:rect>
        </draw:g>
        <draw:g draw:style-name="gr5">
          <draw:circle draw:style-name="gr9" draw:text-style-name="P8" draw:layer="layout" svg:width="0.229cm" svg:height="0.229cm" svg:x="3.692cm" svg:y="2.035cm">
            <text:p/>
          </draw:circle>
          <draw:line draw:style-name="gr10" draw:text-style-name="P5" draw:layer="layout" svg:x1="3.807cm" svg:y1="2.264cm" svg:x2="3.807cm" svg:y2="2.606cm">
            <text:p/>
          </draw:line>
          <draw:line draw:style-name="gr10" draw:text-style-name="P5" draw:layer="layout" svg:x1="3.807cm" svg:y1="2.378cm" svg:x2="4.035cm" svg:y2="2.264cm">
            <text:p/>
          </draw:line>
          <draw:line draw:style-name="gr10" draw:text-style-name="P5" draw:layer="layout" svg:x1="3.807cm" svg:y1="2.378cm" svg:x2="3.578cm" svg:y2="2.264cm">
            <text:p/>
          </draw:line>
          <draw:line draw:style-name="gr10" draw:text-style-name="P5" draw:layer="layout" svg:x1="3.807cm" svg:y1="2.606cm" svg:x2="3.578cm" svg:y2="2.835cm">
            <text:p/>
          </draw:line>
          <draw:line draw:style-name="gr10" draw:text-style-name="P5" draw:layer="layout" svg:x1="3.807cm" svg:y1="2.606cm" svg:x2="4.035cm" svg:y2="2.835cm">
            <text:p/>
          </draw:line>
        </draw:g>
        <draw:line draw:style-name="gr11" draw:text-style-name="P5" draw:layer="layout" svg:x1="1.435cm" svg:y1="16.716cm" svg:x2="1.435cm" svg:y2="15.916cm">
          <text:p/>
        </draw:line>
        <draw:g>
          <draw:path draw:style-name="gr12" draw:text-style-name="P9" draw:layer="layout" svg:width="0.149cm" svg:height="1.199cm" svg:x="2.285cm" svg:y="15.716cm" svg:viewBox="0 0 150 1200" svg:d="M150 0c-200 400-200 800 0 1200">
            <text:p/>
          </draw:path>
          <draw:path draw:style-name="gr12" draw:text-style-name="P9" draw:layer="layout" svg:width="0.149cm" svg:height="1.199cm" svg:x="2.835cm" svg:y="15.716cm" svg:viewBox="0 0 150 1200" svg:d="M0 1200c200-400 200-800 0-1200">
            <text:p/>
          </draw:path>
          <draw:rect draw:style-name="gr13" draw:text-style-name="P9" draw:layer="layout" svg:width="1.2cm" svg:height="1.2cm" svg:x="2.035cm" svg:y="15.716cm">
            <text:p/>
          </draw:rect>
        </draw:g>
        <draw:g draw:style-name="gr5">
          <draw:circle draw:style-name="gr9" draw:text-style-name="P8" draw:layer="layout" svg:width="0.229cm" svg:height="0.229cm" svg:x="10.749cm" svg:y="2.836cm">
            <text:p/>
          </draw:circle>
          <draw:line draw:style-name="gr10" draw:text-style-name="P5" draw:layer="layout" svg:x1="10.864cm" svg:y1="3.065cm" svg:x2="10.864cm" svg:y2="3.407cm">
            <text:p/>
          </draw:line>
          <draw:line draw:style-name="gr10" draw:text-style-name="P5" draw:layer="layout" svg:x1="10.864cm" svg:y1="3.179cm" svg:x2="11.092cm" svg:y2="3.065cm">
            <text:p/>
          </draw:line>
          <draw:line draw:style-name="gr10" draw:text-style-name="P5" draw:layer="layout" svg:x1="10.864cm" svg:y1="3.179cm" svg:x2="10.635cm" svg:y2="3.065cm">
            <text:p/>
          </draw:line>
          <draw:line draw:style-name="gr10" draw:text-style-name="P5" draw:layer="layout" svg:x1="10.864cm" svg:y1="3.407cm" svg:x2="10.635cm" svg:y2="3.636cm">
            <text:p/>
          </draw:line>
          <draw:line draw:style-name="gr10" draw:text-style-name="P5" draw:layer="layout" svg:x1="10.864cm" svg:y1="3.407cm" svg:x2="11.092cm" svg:y2="3.636cm">
            <text:p/>
          </draw:line>
        </draw:g>
        <draw:g>
          <draw:path draw:style-name="gr12" draw:text-style-name="P9" draw:layer="layout" svg:width="0.149cm" svg:height="1.199cm" svg:x="10.485cm" svg:y="6.635cm" svg:viewBox="0 0 150 1200" svg:d="M150 0c-200 400-200 800 0 1200">
            <text:p/>
          </draw:path>
          <draw:path draw:style-name="gr12" draw:text-style-name="P9" draw:layer="layout" svg:width="0.149cm" svg:height="1.199cm" svg:x="11.035cm" svg:y="6.635cm" svg:viewBox="0 0 150 1200" svg:d="M0 1200c200-400 200-800 0-1200">
            <text:p/>
          </draw:path>
          <draw:rect draw:style-name="gr13" draw:text-style-name="P9" draw:layer="layout" svg:width="1.2cm" svg:height="1.2cm" svg:x="10.235cm" svg:y="6.635cm">
            <text:p/>
          </draw:rect>
        </draw:g>
        <draw:g>
          <draw:path draw:style-name="gr12" draw:text-style-name="P9" draw:layer="layout" svg:width="0.149cm" svg:height="1.199cm" svg:x="14.485cm" svg:y="6.635cm" svg:viewBox="0 0 150 1200" svg:d="M150 0c-200 400-200 800 0 1200">
            <text:p/>
          </draw:path>
          <draw:path draw:style-name="gr12" draw:text-style-name="P9" draw:layer="layout" svg:width="0.149cm" svg:height="1.199cm" svg:x="15.035cm" svg:y="6.635cm" svg:viewBox="0 0 150 1200" svg:d="M0 1200c200-400 200-800 0-1200">
            <text:p/>
          </draw:path>
          <draw:rect draw:style-name="gr13" draw:text-style-name="P9" draw:layer="layout" svg:width="1.2cm" svg:height="1.2cm" svg:x="14.235cm" svg:y="6.635cm">
            <text:p/>
          </draw:rect>
        </draw:g>
        <draw:g>
          <draw:circle draw:style-name="gr14" draw:text-style-name="P10" draw:layer="layout" svg:width="0.1cm" svg:height="0.1cm" svg:x="12.585cm" svg:y="3.185cm">
            <text:p/>
          </draw:circle>
          <draw:circle draw:style-name="gr14" draw:text-style-name="P10" draw:layer="layout" svg:width="0.1cm" svg:height="0.1cm" svg:x="12.785cm" svg:y="3.185cm">
            <text:p/>
          </draw:circle>
          <draw:circle draw:style-name="gr14" draw:text-style-name="P10" draw:layer="layout" svg:width="0.1cm" svg:height="0.1cm" svg:x="12.985cm" svg:y="3.185cm">
            <text:p/>
          </draw:circle>
          <draw:rect draw:style-name="gr13" draw:text-style-name="P9" draw:layer="layout" svg:width="1.2cm" svg:height="0.4cm" svg:x="12.235cm" svg:y="3.035cm">
            <text:p/>
          </draw:rect>
        </draw:g>
        <draw:g draw:style-name="gr5">
          <draw:circle draw:style-name="gr9" draw:text-style-name="P8" draw:layer="layout" svg:width="0.229cm" svg:height="0.229cm" svg:x="14.749cm" svg:y="2.836cm">
            <text:p/>
          </draw:circle>
          <draw:line draw:style-name="gr10" draw:text-style-name="P5" draw:layer="layout" svg:x1="14.864cm" svg:y1="3.065cm" svg:x2="14.864cm" svg:y2="3.407cm">
            <text:p/>
          </draw:line>
          <draw:line draw:style-name="gr10" draw:text-style-name="P5" draw:layer="layout" svg:x1="14.864cm" svg:y1="3.179cm" svg:x2="15.092cm" svg:y2="3.065cm">
            <text:p/>
          </draw:line>
          <draw:line draw:style-name="gr10" draw:text-style-name="P5" draw:layer="layout" svg:x1="14.864cm" svg:y1="3.179cm" svg:x2="14.635cm" svg:y2="3.065cm">
            <text:p/>
          </draw:line>
          <draw:line draw:style-name="gr10" draw:text-style-name="P5" draw:layer="layout" svg:x1="14.864cm" svg:y1="3.407cm" svg:x2="14.635cm" svg:y2="3.636cm">
            <text:p/>
          </draw:line>
          <draw:line draw:style-name="gr10" draw:text-style-name="P5" draw:layer="layout" svg:x1="14.864cm" svg:y1="3.407cm" svg:x2="15.092cm" svg:y2="3.636cm">
            <text:p/>
          </draw:line>
        </draw:g>
        <draw:g>
          <draw:circle draw:style-name="gr14" draw:text-style-name="P10" draw:layer="layout" svg:width="0.046cm" svg:height="0.046cm" svg:x="11.927cm" svg:y="2.497cm">
            <text:p/>
          </draw:circle>
          <draw:circle draw:style-name="gr14" draw:text-style-name="P10" draw:layer="layout" svg:width="0.046cm" svg:height="0.046cm" svg:x="11.866cm" svg:y="2.558cm">
            <text:p/>
          </draw:circle>
          <draw:rect draw:style-name="gr13" draw:text-style-name="P9" draw:layer="layout" svg:width="0.2cm" svg:height="0.2cm" svg:x="11.835cm" svg:y="2.435cm">
            <text:p/>
          </draw:rect>
        </draw:g>
        <draw:g>
          <draw:circle draw:style-name="gr14" draw:text-style-name="P10" draw:layer="layout" svg:width="0.1cm" svg:height="0.1cm" svg:x="3.185cm" svg:y="14.866cm">
            <text:p/>
          </draw:circle>
          <draw:circle draw:style-name="gr14" draw:text-style-name="P10" draw:layer="layout" svg:width="0.1cm" svg:height="0.1cm" svg:x="3.385cm" svg:y="14.866cm">
            <text:p/>
          </draw:circle>
          <draw:circle draw:style-name="gr14" draw:text-style-name="P10" draw:layer="layout" svg:width="0.1cm" svg:height="0.1cm" svg:x="3.585cm" svg:y="14.866cm">
            <text:p/>
          </draw:circle>
          <draw:rect draw:style-name="gr13" draw:text-style-name="P9" draw:layer="layout" svg:width="1.2cm" svg:height="0.4cm" svg:x="2.835cm" svg:y="14.716cm">
            <text:p/>
          </draw:rect>
        </draw:g>
        <draw:circle draw:style-name="gr15" draw:text-style-name="P11" draw:layer="layout" svg:width="0.4cm" svg:height="0.4cm" svg:x="4.435cm" svg:y="2.835cm">
          <text:p text:style-name="P2"><text:span text:style-name="T4">O</text:span></text:p>
        </draw:circle>
        <draw:circle draw:style-name="gr16" draw:text-style-name="P12" draw:layer="layout" svg:width="0.4cm" svg:height="0.4cm" svg:x="10.635cm" svg:y="4.235cm">
          <text:p/>
        </draw:circle>
        <draw:circle draw:style-name="gr16" draw:text-style-name="P12" draw:layer="layout" svg:width="0.4cm" svg:height="0.4cm" svg:x="14.635cm" svg:y="4.235cm">
          <text:p/>
        </draw:circle>
        <draw:circle draw:style-name="gr16" draw:text-style-name="P12" draw:layer="layout" svg:width="0.4cm" svg:height="0.4cm" svg:x="12.635cm" svg:y="5.635cm">
          <text:p/>
        </draw:circle>
        <draw:circle draw:style-name="gr15" draw:text-style-name="P11" draw:layer="layout" svg:width="0.4cm" svg:height="0.4cm" svg:x="4.835cm" svg:y="2.835cm">
          <text:p text:style-name="P2"><text:span text:style-name="T4">R</text:span></text:p>
        </draw:circle>
        <draw:g draw:style-name="gr5">
          <draw:line draw:style-name="gr17" draw:text-style-name="P5" draw:layer="layout" svg:x1="5.235cm" svg:y1="4.035cm" svg:x2="5.235cm" svg:y2="3.635cm">
            <text:p/>
          </draw:line>
          <draw:circle draw:style-name="gr16" draw:text-style-name="P12" draw:layer="layout" svg:width="0.4cm" svg:height="0.4cm" svg:x="4.635cm" svg:y="3.635cm">
            <text:p/>
          </draw:circle>
          <draw:rect draw:style-name="gr13" draw:text-style-name="P9" draw:layer="layout" svg:width="1.2cm" svg:height="0.4cm" svg:x="4.235cm" svg:y="3.635cm">
            <text:p/>
          </draw:rect>
        </draw:g>
        <draw:circle draw:style-name="gr16" draw:text-style-name="P12" draw:layer="layout" svg:width="0.4cm" svg:height="0.4cm" svg:x="4.635cm" svg:y="2.035cm">
          <text:p/>
        </draw:circle>
        <draw:connector draw:style-name="gr18" draw:text-style-name="P5" draw:layer="layout" draw:type="line" svg:x1="1.235cm" svg:y1="8.435cm" svg:x2="0.635cm" svg:y2="8.435cm" svg:d="M1235 8435h-600" svg:viewBox="0 0 601 1">
          <text:p/>
        </draw:connector>
        <draw:connector draw:style-name="gr18" draw:text-style-name="P5" draw:layer="layout" draw:type="line" svg:x1="2.435cm" svg:y1="8.435cm" svg:x2="1.635cm" svg:y2="8.435cm" svg:d="M2435 8435h-800" svg:viewBox="0 0 801 1">
          <text:p/>
        </draw:connector>
        <draw:g>
          <draw:glue-point draw:id="4" svg:x="-2.5cm" svg:y="3cm"/>
          <draw:glue-point draw:id="5" svg:x="2.5cm" svg:y="3cm"/>
          <draw:circle draw:style-name="gr16" draw:text-style-name="P12" draw:layer="layout" svg:width="0.4cm" svg:height="0.4cm" svg:x="1.235cm" svg:y="8.235cm">
            <text:p/>
          </draw:circle>
          <draw:g>
            <draw:polygon draw:style-name="gr19" draw:text-style-name="P10" draw:layer="layout" svg:width="0.124cm" svg:height="0.177cm" svg:x="1.635cm" svg:y="7.946cm" svg:viewBox="0 0 125 178" draw:points="0,0 0,178 125,89">
              <text:p/>
            </draw:polygon>
            <draw:frame draw:style-name="gr20" draw:text-style-name="P3" draw:layer="layout" svg:width="0.8cm" svg:height="0.8cm" svg:x="1.035cm" svg:y="7.6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ircle draw:style-name="gr21" draw:text-style-name="P12" draw:layer="layout" svg:width="0.4cm" svg:height="0.4cm" svg:x="1.235cm" svg:y="10.835cm">
          <text:p/>
        </draw:circle>
        <draw:connector draw:style-name="gr18" draw:text-style-name="P5" draw:layer="layout" draw:type="line" svg:x1="1.235cm" svg:y1="11.035cm" svg:x2="0.635cm" svg:y2="11.034cm" svg:d="M1235 11035l-600-1" svg:viewBox="0 0 601 2">
          <text:p/>
        </draw:connector>
        <draw:connector draw:style-name="gr18" draw:text-style-name="P5" draw:layer="layout" draw:type="line" svg:x1="2.235cm" svg:y1="11.035cm" svg:x2="1.635cm" svg:y2="11.035cm" svg:d="M2235 11035h-600" svg:viewBox="0 0 601 1">
          <text:p/>
        </draw:connector>
        <draw:circle draw:style-name="gr22" draw:text-style-name="P11" draw:layer="layout" svg:width="0.4cm" svg:height="0.4cm" svg:x="1.835cm" svg:y="13.235cm">
          <text:p text:style-name="P2"><text:span text:style-name="T4">O</text:span></text:p>
        </draw:circle>
        <draw:connector draw:style-name="gr23" draw:text-style-name="P13" draw:layer="layout" draw:type="line" svg:x1="0.635cm" svg:y1="13.834cm" svg:x2="1.835cm" svg:y2="13.835cm" svg:d="M635 13834l1200 1" svg:viewBox="0 0 1201 2">
          <text:p/>
        </draw:connector>
        <draw:connector draw:style-name="gr23" draw:text-style-name="P13" draw:layer="layout" draw:type="line" svg:x1="2.235cm" svg:y1="13.835cm" svg:x2="3.435cm" svg:y2="13.834cm" svg:d="M2235 13835l1200-1" svg:viewBox="0 0 1201 2">
          <text:p/>
        </draw:connector>
        <draw:circle draw:style-name="gr22" draw:text-style-name="P11" draw:layer="layout" svg:width="0.4cm" svg:height="0.4cm" svg:x="1.835cm" svg:y="13.635cm">
          <text:p text:style-name="P2"><text:span text:style-name="T4">R</text:span></text:p>
        </draw:circle>
        <draw:connector draw:style-name="gr23" draw:text-style-name="P13" draw:layer="layout" draw:type="line" svg:x1="1.835cm" svg:y1="13.435cm" svg:x2="0.635cm" svg:y2="13.434cm" svg:d="M1835 13435l-1200-1" svg:viewBox="0 0 1201 2">
          <text:p/>
        </draw:connector>
        <draw:connector draw:style-name="gr23" draw:text-style-name="P13" draw:layer="layout" draw:type="line" svg:x1="3.435cm" svg:y1="13.434cm" svg:x2="2.235cm" svg:y2="13.435cm" svg:d="M3435 13434l-1200 1" svg:viewBox="0 0 1201 2">
          <text:p/>
        </draw:connector>
        <draw:connector draw:style-name="gr23" draw:text-style-name="P13" draw:layer="layout" draw:type="line" svg:x1="11.835cm" svg:y1="5.835cm" svg:x2="12.635cm" svg:y2="5.835cm" svg:d="M11835 5835h800" svg:viewBox="0 0 801 1">
          <text:p/>
        </draw:connector>
        <draw:connector draw:style-name="gr23" draw:text-style-name="P13" draw:layer="layout" draw:type="line" svg:x1="13.035cm" svg:y1="5.835cm" svg:x2="13.835cm" svg:y2="5.835cm" svg:d="M13035 5835h800" svg:viewBox="0 0 801 1">
          <text:p/>
        </draw:connector>
        <draw:circle draw:style-name="gr21" draw:text-style-name="P12" draw:layer="layout" svg:width="0.4cm" svg:height="0.4cm" svg:x="1.435cm" svg:y="12.035cm">
          <text:p/>
        </draw:circle>
        <draw:connector draw:style-name="gr23" draw:text-style-name="P13" draw:layer="layout" draw:type="line" svg:x1="0.635cm" svg:y1="12.235cm" svg:x2="1.435cm" svg:y2="12.235cm" svg:d="M635 12235h800" svg:viewBox="0 0 801 1">
          <text:p/>
        </draw:connector>
        <draw:connector draw:style-name="gr23" draw:text-style-name="P13" draw:layer="layout" draw:type="line" svg:x1="1.835cm" svg:y1="12.235cm" svg:x2="2.635cm" svg:y2="12.235cm" svg:d="M1835 12235h800" svg:viewBox="0 0 801 1">
          <text:p/>
        </draw:connector>
        <draw:connector draw:style-name="gr18" draw:text-style-name="P5" draw:layer="layout" draw:type="line" svg:x1="10.835cm" svg:y1="3.835cm" svg:x2="10.835cm" svg:y2="4.235cm" svg:d="M10835 3835v400" svg:viewBox="0 0 1 401">
          <text:p/>
        </draw:connector>
        <draw:connector draw:style-name="gr18" draw:text-style-name="P5" draw:layer="layout" draw:type="line" svg:x1="10.835cm" svg:y1="4.635cm" svg:x2="10.835cm" svg:y2="5.035cm" svg:d="M10835 4635v400" svg:viewBox="0 0 1 401">
          <text:p/>
        </draw:connector>
        <draw:connector draw:style-name="gr18" draw:text-style-name="P5" draw:layer="layout" draw:type="line" svg:x1="14.835cm" svg:y1="3.835cm" svg:x2="14.835cm" svg:y2="4.235cm" svg:d="M14835 3835v400" svg:viewBox="0 0 1 401">
          <text:p/>
        </draw:connector>
        <draw:connector draw:style-name="gr18" draw:text-style-name="P5" draw:layer="layout" draw:type="line" svg:x1="14.835cm" svg:y1="4.635cm" svg:x2="14.835cm" svg:y2="5.035cm" svg:d="M14835 4635v400" svg:viewBox="0 0 1 401">
          <text:p/>
        </draw:connector>
        <draw:circle draw:style-name="gr21" draw:text-style-name="P12" draw:layer="layout" svg:width="0.4cm" svg:height="0.4cm" svg:x="4.035cm" svg:y="6.035cm">
          <text:p/>
        </draw:circle>
        <draw:connector draw:style-name="gr18" draw:text-style-name="P5" draw:layer="layout" draw:type="line" svg:x1="4.235cm" svg:y1="5.635cm" svg:x2="4.235cm" svg:y2="6.035cm" svg:d="M4235 5635v400" svg:viewBox="0 0 1 401">
          <text:p/>
        </draw:connector>
        <draw:connector draw:style-name="gr18" draw:text-style-name="P5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6" draw:text-style-name="P12" draw:layer="layout" svg:width="0.4cm" svg:height="0.4cm" svg:x="1.235cm" svg:y="6.035cm">
            <text:p/>
          </draw:circle>
          <draw:g>
            <draw:polygon draw:style-name="gr19" draw:text-style-name="P10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20" draw:text-style-name="P3" draw:layer="layout" svg:width="0.8cm" svg:height="0.8cm" svg:x="0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8" draw:text-style-name="P5" draw:layer="layout" draw:type="line" svg:x1="1.435cm" svg:y1="5.435cm" svg:x2="1.435cm" svg:y2="6.035cm" svg:d="M1435 5435v600" svg:viewBox="0 0 1 601">
          <text:p/>
        </draw:connector>
        <draw:connector draw:style-name="gr18" draw:text-style-name="P5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6" draw:text-style-name="P12" draw:layer="layout" svg:width="0.4cm" svg:height="0.4cm" svg:x="2.435cm" svg:y="6.035cm">
            <text:p/>
          </draw:circle>
          <draw:g>
            <draw:polygon draw:style-name="gr19" draw:text-style-name="P10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20" draw:text-style-name="P3" draw:layer="layout" svg:width="0.8cm" svg:height="0.8cm" svg:x="2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8" draw:text-style-name="P5" draw:layer="layout" draw:type="line" svg:x1="2.635cm" svg:y1="5.435cm" svg:x2="2.635cm" svg:y2="6.035cm" svg:d="M2635 5435v600" svg:viewBox="0 0 1 601">
          <text:p/>
        </draw:connector>
        <draw:connector draw:style-name="gr18" draw:text-style-name="P5" draw:layer="layout" draw:type="line" svg:x1="2.635cm" svg:y1="6.435cm" svg:x2="2.635cm" svg:y2="7.035cm" svg:d="M2635 6435v600" svg:viewBox="0 0 1 601">
          <text:p/>
        </draw:connector>
        <draw:connector draw:style-name="gr18" draw:text-style-name="P5" draw:layer="layout" draw:type="line" svg:x1="1.235cm" svg:y1="9.835cm" svg:x2="0.635cm" svg:y2="9.835cm" svg:d="M1235 9835h-600" svg:viewBox="0 0 601 1">
          <text:p/>
        </draw:connector>
        <draw:connector draw:style-name="gr18" draw:text-style-name="P5" draw:layer="layout" draw:type="line" svg:x1="2.435cm" svg:y1="9.835cm" svg:x2="1.635cm" svg:y2="9.835cm" svg:d="M2435 9835h-800" svg:viewBox="0 0 801 1">
          <text:p/>
        </draw:connector>
        <draw:g draw:style-name="gr5">
          <draw:glue-point draw:id="4" svg:x="-2.5cm" svg:y="3cm"/>
          <draw:glue-point draw:id="5" svg:x="2.5cm" svg:y="3cm"/>
          <draw:circle draw:style-name="gr16" draw:text-style-name="P12" draw:layer="layout" svg:width="0.4cm" svg:height="0.4cm" svg:x="1.235cm" svg:y="9.635cm">
            <text:p/>
          </draw:circle>
          <draw:g>
            <draw:polygon draw:style-name="gr19" draw:text-style-name="P10" draw:layer="layout" svg:width="0.124cm" svg:height="0.177cm" svg:x="1.152cm" svg:y="9.346cm" svg:viewBox="0 0 125 178" draw:points="125,0 125,178 0,89">
              <text:p/>
            </draw:polygon>
            <draw:frame draw:style-name="gr20" draw:text-style-name="P3" draw:layer="layout" svg:width="0.8cm" svg:height="0.8cm" svg:x="1.035cm" svg:y="9.0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>
          <draw:g>
            <draw:circle draw:style-name="gr14" draw:text-style-name="P10" draw:layer="layout" svg:width="0.046cm" svg:height="0.046cm" svg:x="0.912cm" svg:y="15.039cm">
              <text:p/>
            </draw:circle>
            <draw:circle draw:style-name="gr14" draw:text-style-name="P10" draw:layer="layout" svg:width="0.046cm" svg:height="0.046cm" svg:x="0.912cm" svg:y="14.947cm">
              <text:p/>
            </draw:circle>
            <draw:rect draw:style-name="gr13" draw:text-style-name="P9" draw:layer="layout" svg:width="0.2cm" svg:height="0.2cm" svg:x="0.835cm" svg:y="14.916cm">
              <text:p/>
            </draw:rect>
          </draw:g>
          <draw:rect draw:style-name="gr13" draw:text-style-name="P9" draw:layer="layout" svg:width="0.6cm" svg:height="0.6cm" svg:x="0.635cm" svg:y="14.716cm">
            <text:p/>
          </draw:rect>
        </draw:g>
        <draw:g>
          <draw:g>
            <draw:circle draw:style-name="gr14" draw:text-style-name="P10" draw:layer="layout" svg:width="0.046cm" svg:height="0.046cm" svg:x="1.758cm" svg:y="14.993cm">
              <text:p/>
            </draw:circle>
            <draw:circle draw:style-name="gr14" draw:text-style-name="P10" draw:layer="layout" svg:width="0.046cm" svg:height="0.046cm" svg:x="1.666cm" svg:y="14.993cm">
              <text:p/>
            </draw:circle>
            <draw:rect draw:style-name="gr13" draw:text-style-name="P9" draw:layer="layout" svg:width="0.2cm" svg:height="0.2cm" svg:x="1.635cm" svg:y="14.916cm">
              <text:p/>
            </draw:rect>
          </draw:g>
          <draw:rect draw:style-name="gr13" draw:text-style-name="P9" draw:layer="layout" svg:width="0.6cm" svg:height="0.6cm" svg:x="1.435cm" svg:y="14.716cm">
            <text:p/>
          </draw:rect>
        </draw:g>
        <draw:g>
          <draw:g>
            <draw:circle draw:style-name="gr14" draw:text-style-name="P10" draw:layer="layout" svg:width="0.046cm" svg:height="0.046cm" svg:x="2.527cm" svg:y="14.978cm">
              <text:p/>
            </draw:circle>
            <draw:circle draw:style-name="gr14" draw:text-style-name="P10" draw:layer="layout" svg:width="0.046cm" svg:height="0.046cm" svg:x="2.466cm" svg:y="15.039cm">
              <text:p/>
            </draw:circle>
            <draw:rect draw:style-name="gr13" draw:text-style-name="P9" draw:layer="layout" svg:width="0.2cm" svg:height="0.2cm" svg:x="2.435cm" svg:y="14.916cm">
              <text:p/>
            </draw:rect>
          </draw:g>
          <draw:rect draw:style-name="gr13" draw:text-style-name="P9" draw:layer="layout" svg:width="0.6cm" svg:height="0.6cm" svg:x="2.235cm" svg:y="14.716cm">
            <text:p/>
          </draw:rect>
        </draw:g>
        <draw:frame draw:style-name="gr24" draw:text-style-name="P1" draw:layer="layout" svg:width="2cm" svg:height="1.6cm" svg:x="13.835cm" svg:y="5.035cm">
          <draw:text-box>
            <text:p text:style-name="P14"><text:span text:style-name="T5">Agent</text:span></text:p>
          </draw:text-box>
        </draw:frame>
        <draw:frame draw:style-name="gr24" draw:text-style-name="P1" draw:layer="layout" svg:width="2cm" svg:height="1.6cm" svg:x="9.835cm" svg:y="5.035cm">
          <draw:text-box>
            <text:p text:style-name="P14"><text:span text:style-name="T5">Agent</text:span></text:p>
          </draw:text-box>
        </draw:frame>
        <draw:frame draw:style-name="gr25" draw:text-style-name="P1" draw:layer="layout" svg:width="2cm" svg:height="1.2cm" svg:x="1.035cm" svg:y="1.835cm">
          <draw:text-box>
            <text:p text:style-name="P14"><text:span text:style-name="T5">Agent</text:span></text:p>
          </draw:text-box>
        </draw:frame>
        <draw:frame draw:style-name="gr25" draw:text-style-name="P1" draw:layer="layout" svg:width="2cm" svg:height="1.2cm" svg:x="1.035cm" svg:y="3.435cm">
          <draw:text-box draw:corner-radius="0.6cm">
            <text:p text:style-name="P14"><text:span text:style-name="T5">Storage</text:span></text:p>
          </draw:text-box>
        </draw:frame>
        <draw:frame draw:style-name="gr24" draw:text-style-name="P1" draw:layer="layout" svg:width="6cm" svg:height="1.6cm" svg:x="9.835cm" svg:y="7.835cm">
          <draw:text-box draw:corner-radius="0.8cm">
            <text:p text:style-name="P14"><text:span text:style-name="T5">Storage</text:span></text:p>
          </draw:text-box>
        </draw:frame>
        <draw:frame draw:style-name="gr26" draw:text-style-name="P15" draw:layer="layout" svg:width="0.8cm" svg:height="0.8cm" svg:x="0.635cm" svg:y="0.635cm">
          <draw:text-box>
            <text:p text:style-name="P14"><text:span text:style-name="T5">A</text:span></text:p>
          </draw:text-box>
        </draw:frame>
        <draw:frame draw:style-name="gr27" draw:text-style-name="P16" draw:layer="layout" svg:width="0.8cm" svg:height="0.8cm" svg:x="1.835cm" svg:y="0.635cm">
          <draw:text-box>
            <text:p text:style-name="P14"><text:span text:style-name="T5">A</text:span></text:p>
          </draw:text-box>
        </draw:frame>
        <draw:frame draw:style-name="gr28" draw:text-style-name="P17" draw:layer="layout" svg:width="0.8cm" svg:height="0.8cm" svg:x="3.035cm" svg:y="0.635cm">
          <draw:text-box>
            <text:p text:style-name="P14"><text:span text:style-name="T5">A</text:span></text:p>
          </draw:text-box>
        </draw:frame>
        <draw:frame draw:style-name="gr29" draw:text-style-name="P18" draw:layer="layout" svg:width="0.8cm" svg:height="0.8cm" svg:x="4.235cm" svg:y="0.635cm">
          <draw:text-box>
            <text:p text:style-name="P14"><text:span text:style-name="T5">A</text:span></text:p>
          </draw:text-box>
        </draw:frame>
        <draw:frame draw:style-name="gr30" draw:text-style-name="P19" draw:layer="layout" svg:width="0.8cm" svg:height="0.8cm" svg:x="5.435cm" svg:y="0.635cm">
          <draw:text-box>
            <text:p text:style-name="P14"><text:span text:style-name="T5">A</text:span></text:p>
          </draw:text-box>
        </draw:frame>
      </draw:page>
      <draw:page draw:name="Aurora Components" draw:style-name="dp1" draw:master-page-name="FMC-Blockdiagram.new">
        <draw:frame draw:style-name="gr31" draw:text-style-name="P20" draw:layer="layout" svg:width="1.999cm" svg:height="1.2cm" svg:x="14.065cm" svg:y="7.302cm">
          <draw:text-box>
            <text:p/>
          </draw:text-box>
        </draw:frame>
        <draw:frame draw:style-name="gr32" draw:text-style-name="P21" draw:layer="measurelines" svg:width="11.6cm" svg:height="7cm" svg:x="5.135cm" svg:y="16.335cm">
          <draw:text-box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draw:frame draw:style-name="gr32" draw:text-style-name="P21" draw:layer="layout" svg:width="11.6cm" svg:height="7cm" svg:x="4.735cm" svg:y="16.735cm">
          <draw:text-box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draw:frame draw:style-name="gr33" draw:text-style-name="P21" draw:layer="measurelines" svg:width="11.6cm" svg:height="5.617cm" svg:x="5.135cm" svg:y="9.618cm">
          <draw:text-box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draw:frame draw:style-name="gr33" draw:text-style-name="P21" draw:layer="layout" svg:width="11.6cm" svg:height="5.617cm" svg:x="4.735cm" svg:y="10.035cm">
          <draw:text-box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draw:frame draw:style-name="gr24" draw:text-style-name="P1" draw:layer="layout" svg:width="3.6cm" svg:height="1.6cm" svg:x="12.235cm" svg:y="13.635cm">
          <draw:text-box draw:corner-radius="0.8cm">
            <text:p text:style-name="P14"><text:span text:style-name="T5">Zookeeper</text:span></text:p>
            <text:p text:style-name="P14"><text:span text:style-name="T5">State</text:span></text:p>
          </draw:text-box>
        </draw:frame>
        <draw:g>
          <draw:path draw:style-name="gr12" draw:text-style-name="P9" draw:layer="layout" svg:width="0.149cm" svg:height="0.863cm" draw:transform="skewX (-0.0267035375555132) rotate (1.60413211550799) translate (11.3646114716441cm 14.7855757252914cm)" svg:viewBox="0 0 150 864" svg:d="M150 0c-200 287-200 575 0 864">
            <text:p/>
          </draw:path>
          <draw:path draw:style-name="gr12" draw:text-style-name="P9" draw:layer="layout" svg:width="0.149cm" svg:height="0.863cm" draw:transform="skewX (-0.0267035375555132) rotate (1.60413211550799) translate (11.3471639120343cm 14.2361497133078cm)" svg:viewBox="0 0 150 864" svg:d="M0 864c200-288 200-576 0-864">
            <text:p/>
          </draw:path>
          <draw:rect draw:style-name="gr13" draw:text-style-name="P9" draw:layer="layout" svg:width="1.2cm" svg:height="0.863cm" draw:transform="skewX (-0.0289724655831059) rotate (1.60256131918119) translate (11.373cm 15.035cm)">
            <text:p/>
          </draw:rect>
        </draw:g>
        <draw:frame draw:style-name="gr34" draw:text-style-name="P1" draw:layer="layout" svg:width="7.4cm" svg:height="2.8cm" svg:x="5.535cm" svg:y="20.335cm">
          <draw:text-box>
            <text:p text:style-name="P14"><text:span text:style-name="T5">Container</text:span></text:p>
          </draw:text-box>
        </draw:frame>
        <draw:frame draw:style-name="gr34" draw:text-style-name="P23" draw:layer="layout" svg:width="7.4cm" svg:height="2.8cm" svg:x="5.235cm" svg:y="20.635cm">
          <draw:text-box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</draw:text-box>
        </draw:frame>
        <draw:frame draw:style-name="gr35" draw:text-style-name="P24" xml:id="id6" draw:id="id6" draw:layer="layout" svg:width="1.7cm" svg:height="5.3cm" svg:x="14.135cm" svg:y="17.735cm">
          <draw:text-box>
            <text:p text:style-name="P14"><text:span text:style-name="T6">Aurora Observer</text:span></text:p>
          </draw:text-box>
        </draw:frame>
        <draw:g>
          <draw:path draw:style-name="gr12" draw:text-style-name="P9" draw:layer="measurelines" svg:width="0.149cm" svg:height="1.499cm" svg:x="13.685cm" svg:y="15.235cm" svg:viewBox="0 0 150 1500" svg:d="M150 0c-200 500-200 1000 0 1500">
            <text:p/>
          </draw:path>
          <draw:path draw:style-name="gr12" draw:text-style-name="P9" draw:layer="measurelines" svg:width="0.149cm" svg:height="1.499cm" svg:x="14.235cm" svg:y="15.235cm" svg:viewBox="0 0 150 1500" svg:d="M0 1500c200-500 200-1000 0-1500">
            <text:p/>
          </draw:path>
          <draw:rect draw:style-name="gr13" draw:text-style-name="P9" draw:layer="measurelines" svg:width="1.2cm" svg:height="1.5cm" svg:x="13.435cm" svg:y="15.235cm">
            <text:p/>
          </draw:rect>
        </draw:g>
        <draw:circle draw:style-name="gr21" draw:text-style-name="P12" draw:layer="measurelines" svg:width="0.4cm" svg:height="0.4cm" svg:x="10.025cm" svg:y="22.163cm">
          <text:p/>
        </draw:circle>
        <draw:connector draw:style-name="gr18" draw:text-style-name="P5" draw:layer="measurelines" draw:type="line" svg:x1="10.025cm" svg:y1="22.363cm" svg:x2="9.425cm" svg:y2="22.362cm" svg:d="M10025 22363l-600-1" svg:viewBox="0 0 601 2">
          <text:p/>
        </draw:connector>
        <draw:connector draw:style-name="gr18" draw:text-style-name="P5" draw:layer="measurelines" draw:type="line" svg:x1="11.025cm" svg:y1="22.363cm" svg:x2="10.425cm" svg:y2="22.363cm" svg:d="M11025 22363h-600" svg:viewBox="0 0 601 1">
          <text:p/>
        </draw:connector>
        <draw:g>
          <draw:path draw:style-name="gr12" draw:text-style-name="P9" draw:layer="measurelines" svg:width="0.149cm" svg:height="0.999cm" svg:x="13.685cm" svg:y="12.635cm" svg:viewBox="0 0 150 1000" svg:d="M150 0c-200 333-200 667 0 1000">
            <text:p/>
          </draw:path>
          <draw:path draw:style-name="gr12" draw:text-style-name="P9" draw:layer="measurelines" svg:width="0.149cm" svg:height="0.999cm" svg:x="14.235cm" svg:y="12.635cm" svg:viewBox="0 0 150 1000" svg:d="M0 1000c200-333 200-667 0-1000">
            <text:p/>
          </draw:path>
          <draw:rect draw:style-name="gr13" draw:text-style-name="P9" draw:layer="measurelines" svg:width="1.2cm" svg:height="1cm" svg:x="13.435cm" svg:y="12.635cm">
            <text:p/>
          </draw:rect>
        </draw:g>
        <draw:frame draw:style-name="gr36" draw:text-style-name="P25" draw:layer="measurelines" svg:width="4.633cm" svg:height="0.789cm" svg:x="4.202cm" svg:y="10.346cm">
          <draw:text-box>
            <text:p text:style-name="P14"><text:span text:style-name="T7">Coordinator Node</text:span></text:p>
          </draw:text-box>
        </draw:frame>
        <draw:frame draw:style-name="gr37" draw:text-style-name="P25" draw:layer="measurelines" svg:width="4.633cm" svg:height="0.689cm" svg:x="3.902cm" svg:y="17.046cm">
          <draw:text-box>
            <text:p text:style-name="P14"><text:span text:style-name="T7">Worker Node</text:span></text:p>
          </draw:text-box>
        </draw:frame>
        <draw:frame draw:style-name="gr38" draw:text-style-name="P25" draw:layer="measurelines" svg:width="2.017cm" svg:height="0.396cm" svg:x="13.473cm" svg:y="6.859cm">
          <draw:text-box>
            <text:p text:style-name="P14"><text:span text:style-name="T7">User</text:span></text:p>
          </draw:text-box>
        </draw:frame>
        <draw:frame draw:style-name="gr38" draw:text-style-name="P25" draw:layer="measurelines" svg:width="2.017cm" svg:height="0.396cm" svg:x="10.653cm" svg:y="7.051cm">
          <draw:text-box>
            <text:p text:style-name="P14"><text:span text:style-name="T7">Admin</text:span></text:p>
          </draw:text-box>
        </draw:frame>
        <draw:g>
          <draw:connector draw:style-name="gr18" draw:text-style-name="P5" draw:layer="measurelines" draw:type="line" svg:x1="12.164cm" svg:y1="8.902cm" svg:x2="12.146cm" svg:y2="7.663cm" svg:d="M12164 8902l-18-1239" svg:viewBox="0 0 19 1240">
            <text:p/>
          </draw:connector>
          <draw:connector draw:style-name="gr18" draw:text-style-name="P5" draw:layer="measurelines" draw:type="line" svg:x1="12.152cm" svg:y1="12.173cm" svg:x2="12.164cm" svg:y2="9.302cm" svg:d="M12152 12173l12-2871" svg:viewBox="0 0 13 2872">
            <text:p/>
          </draw:connector>
          <draw:g>
            <draw:glue-point draw:id="4" svg:x="-3cm" svg:y="-2.484cm"/>
            <draw:glue-point draw:id="5" svg:x="-3cm" svg:y="2.509cm"/>
            <draw:circle draw:style-name="gr16" draw:text-style-name="P12" draw:layer="measurelines" svg:width="0.4cm" svg:height="0.4cm" draw:transform="rotate (-1.5695745963185) translate (12.364cm 8.902cm)">
              <text:p/>
            </draw:circle>
            <draw:g>
              <draw:polygon draw:style-name="gr19" draw:text-style-name="P10" draw:layer="measurelines" svg:width="0.124cm" svg:height="0.177cm" draw:transform="rotate (-1.5695745963185) translate (12.6531220319642cm 9.30176901836614cm)" svg:viewBox="0 0 125 178" draw:points="0,0 0,178 125,89">
                <text:p/>
              </draw:polygon>
              <draw:frame draw:style-name="gr20" draw:text-style-name="P3" draw:layer="measurelines" svg:width="0.8cm" svg:height="0.8cm" draw:transform="rotate (-1.5695745963185) translate (12.963cm 8.701cm)">
                <draw:text-box>
                  <text:p text:style-name="P2"><text:span text:style-name="T1"><text:s/></text:span><text:span text:style-name="T1">R</text:span></text:p>
                </draw:text-box>
              </draw:frame>
            </draw:g>
          </draw:g>
          <draw:frame draw:style-name="gr2" draw:text-style-name="P3" draw:layer="measurelines" svg:width="1.6cm" svg:height="0.371cm" svg:x="10.664cm" svg:y="8.967cm">
            <draw:text-box>
              <text:p text:style-name="P2"><text:span text:style-name="T1">HTTP</text:span></text:p>
            </draw:text-box>
          </draw:frame>
        </draw:g>
        <draw:frame draw:style-name="gr36" draw:text-style-name="P26" draw:layer="measurelines" svg:width="4.633cm" svg:height="0.789cm" svg:x="3.935cm" svg:y="20.918cm">
          <draw:text-box>
            <text:p text:style-name="P14"><text:span text:style-name="T8">Container</text:span></text:p>
          </draw:text-box>
        </draw:frame>
        <draw:g>
          <draw:connector draw:style-name="gr18" draw:text-style-name="P5" draw:layer="measurelines" draw:type="line" svg:x1="14.837cm" svg:y1="8.892cm" svg:x2="14.819cm" svg:y2="7.653cm" svg:d="M14837 8892l-18-1239" svg:viewBox="0 0 19 1240">
            <text:p/>
          </draw:connector>
          <draw:connector draw:style-name="gr18" draw:text-style-name="P5" draw:layer="measurelines" draw:type="line" svg:x1="14.825cm" svg:y1="12.163cm" svg:x2="14.837cm" svg:y2="9.292cm" svg:d="M14825 12163l12-2871" svg:viewBox="0 0 13 2872">
            <text:p/>
          </draw:connector>
          <draw:g>
            <draw:glue-point draw:id="4" svg:x="-3cm" svg:y="-2.484cm"/>
            <draw:glue-point draw:id="5" svg:x="-3cm" svg:y="2.509cm"/>
            <draw:circle draw:style-name="gr16" draw:text-style-name="P12" draw:layer="measurelines" svg:width="0.4cm" svg:height="0.4cm" draw:transform="rotate (-1.5695745963185) translate (15.037cm 8.892cm)">
              <text:p/>
            </draw:circle>
            <draw:g>
              <draw:polygon draw:style-name="gr19" draw:text-style-name="P10" draw:layer="measurelines" svg:width="0.124cm" svg:height="0.177cm" draw:transform="rotate (-1.5695745963185) translate (15.3261220319642cm 9.29176901836614cm)" svg:viewBox="0 0 125 178" draw:points="0,0 0,178 125,89">
                <text:p/>
              </draw:polygon>
              <draw:frame draw:style-name="gr20" draw:text-style-name="P3" draw:layer="measurelines" svg:width="0.8cm" svg:height="0.8cm" draw:transform="rotate (-1.5695745963185) translate (15.636cm 8.691cm)">
                <draw:text-box>
                  <text:p text:style-name="P2"><text:span text:style-name="T1"><text:s/></text:span><text:span text:style-name="T1">R</text:span></text:p>
                </draw:text-box>
              </draw:frame>
            </draw:g>
          </draw:g>
          <draw:frame draw:style-name="gr2" draw:text-style-name="P3" draw:layer="measurelines" svg:width="1.6cm" svg:height="0.371cm" svg:x="13.337cm" svg:y="8.957cm">
            <draw:text-box>
              <text:p text:style-name="P2"><text:span text:style-name="T1">HTTP</text:span></text:p>
            </draw:text-box>
          </draw:frame>
        </draw:g>
        <draw:frame draw:style-name="gr31" draw:text-style-name="P20" xml:id="id4" draw:id="id4" draw:layer="measurelines" svg:width="1.999cm" svg:height="1.2cm" svg:x="13.83cm" svg:y="7.531cm">
          <draw:text-box>
            <text:p/>
          </draw:text-box>
        </draw:frame>
        <draw:g draw:style-name="gr5">
          <draw:circle draw:style-name="gr9" draw:text-style-name="P8" draw:layer="measurelines" svg:width="0.229cm" svg:height="0.229cm" svg:x="14.704cm" svg:y="7.706cm">
            <text:p/>
          </draw:circle>
          <draw:line draw:style-name="gr10" draw:text-style-name="P5" draw:layer="measurelines" svg:x1="14.819cm" svg:y1="7.935cm" svg:x2="14.819cm" svg:y2="8.277cm">
            <text:p/>
          </draw:line>
          <draw:line draw:style-name="gr10" draw:text-style-name="P5" draw:layer="measurelines" svg:x1="14.819cm" svg:y1="8.049cm" svg:x2="15.047cm" svg:y2="7.935cm">
            <text:p/>
          </draw:line>
          <draw:line draw:style-name="gr10" draw:text-style-name="P5" draw:layer="measurelines" svg:x1="14.819cm" svg:y1="8.049cm" svg:x2="14.59cm" svg:y2="7.935cm">
            <text:p/>
          </draw:line>
          <draw:line draw:style-name="gr10" draw:text-style-name="P5" draw:layer="measurelines" svg:x1="14.819cm" svg:y1="8.277cm" svg:x2="14.59cm" svg:y2="8.506cm">
            <text:p/>
          </draw:line>
          <draw:line draw:style-name="gr10" draw:text-style-name="P5" draw:layer="measurelines" svg:x1="14.819cm" svg:y1="8.277cm" svg:x2="15.047cm" svg:y2="8.506cm">
            <text:p/>
          </draw:line>
        </draw:g>
        <draw:frame draw:style-name="gr1" draw:text-style-name="P1" draw:layer="measurelines" svg:width="2cm" svg:height="1.2cm" svg:x="11.116cm" svg:y="7.535cm">
          <draw:text-box>
            <text:p/>
          </draw:text-box>
        </draw:frame>
        <draw:g draw:style-name="gr5">
          <draw:circle draw:style-name="gr9" draw:text-style-name="P8" draw:layer="measurelines" svg:width="0.229cm" svg:height="0.229cm" svg:x="12.03cm" svg:y="7.736cm">
            <text:p/>
          </draw:circle>
          <draw:line draw:style-name="gr10" draw:text-style-name="P5" draw:layer="measurelines" svg:x1="12.145cm" svg:y1="7.965cm" svg:x2="12.145cm" svg:y2="8.307cm">
            <text:p/>
          </draw:line>
          <draw:line draw:style-name="gr10" draw:text-style-name="P5" draw:layer="measurelines" svg:x1="12.145cm" svg:y1="8.079cm" svg:x2="12.373cm" svg:y2="7.965cm">
            <text:p/>
          </draw:line>
          <draw:line draw:style-name="gr10" draw:text-style-name="P5" draw:layer="measurelines" svg:x1="12.145cm" svg:y1="8.079cm" svg:x2="11.916cm" svg:y2="7.965cm">
            <text:p/>
          </draw:line>
          <draw:line draw:style-name="gr10" draw:text-style-name="P5" draw:layer="measurelines" svg:x1="12.145cm" svg:y1="8.307cm" svg:x2="11.916cm" svg:y2="8.536cm">
            <text:p/>
          </draw:line>
          <draw:line draw:style-name="gr10" draw:text-style-name="P5" draw:layer="measurelines" svg:x1="12.145cm" svg:y1="8.307cm" svg:x2="12.373cm" svg:y2="8.536cm">
            <text:p/>
          </draw:line>
        </draw:g>
        <draw:circle draw:style-name="gr21" draw:text-style-name="P12" draw:layer="measurelines" svg:width="0.4cm" svg:height="0.4cm" svg:x="13.29cm" svg:y="22.169cm">
          <text:p/>
        </draw:circle>
        <draw:connector draw:style-name="gr23" draw:text-style-name="P13" draw:layer="measurelines" draw:type="line" svg:x1="11.419cm" svg:y1="22.363cm" svg:x2="13.29cm" svg:y2="22.369cm" svg:d="M11419 22363l1871 6" svg:viewBox="0 0 1872 7">
          <text:p/>
        </draw:connector>
        <draw:connector draw:style-name="gr23" draw:text-style-name="P13" draw:layer="measurelines" draw:type="line" svg:x1="13.693cm" svg:y1="22.369cm" svg:x2="14.135cm" svg:y2="22.371cm" svg:d="M13693 22369l442 2" svg:viewBox="0 0 443 3">
          <text:p/>
        </draw:connector>
        <draw:g>
          <draw:connector draw:style-name="gr18" draw:text-style-name="P5" xml:id="id1" draw:id="id1" draw:layer="measurelines" draw:type="line" svg:x1="8.175cm" svg:y1="14.152cm" svg:x2="8.176cm" svg:y2="15.708cm" svg:d="M8175 14152l1 1556" svg:viewBox="0 0 2 1557">
            <text:p/>
          </draw:connector>
          <draw:connector draw:style-name="gr18" draw:text-style-name="P5" draw:layer="measurelines" draw:type="line" svg:x1="8.176cm" svg:y1="15.708cm" svg:x2="8.175cm" svg:y2="18.172cm" draw:start-shape="id1" draw:start-glue-point="3" svg:d="M8176 15708l-1 2464" svg:viewBox="0 0 2 2465">
            <text:p/>
          </draw:connector>
          <draw:circle draw:style-name="gr21" draw:text-style-name="P12" draw:layer="measurelines" svg:width="0.4cm" svg:height="0.4cm" svg:x="7.98cm" svg:y="15.805cm">
            <text:p/>
          </draw:circle>
        </draw:g>
        <draw:g>
          <draw:connector draw:style-name="gr18" draw:text-style-name="P5" xml:id="id2" draw:id="id2" draw:layer="measurelines" draw:type="line" svg:x1="8.175cm" svg:y1="11.299cm" svg:x2="8.176cm" svg:y2="12.855cm" svg:d="M8175 11299l1 1556" svg:viewBox="0 0 2 1557">
            <text:p/>
          </draw:connector>
          <draw:connector draw:style-name="gr18" draw:text-style-name="P5" draw:layer="measurelines" draw:type="line" svg:x1="8.176cm" svg:y1="12.855cm" svg:x2="8.175cm" svg:y2="15.319cm" draw:start-shape="id2" draw:start-glue-point="3" svg:d="M8176 12855l-1 2464" svg:viewBox="0 0 2 2465">
            <text:p/>
          </draw:connector>
          <draw:circle draw:style-name="gr21" draw:text-style-name="P12" draw:layer="measurelines" svg:width="0.4cm" svg:height="0.4cm" svg:x="7.98cm" svg:y="12.952cm">
            <text:p/>
          </draw:circle>
        </draw:g>
        <draw:frame draw:style-name="gr39" draw:text-style-name="P24" draw:layer="layout" svg:width="10.6cm" svg:height="1.6cm" svg:x="5.235cm" svg:y="11.035cm">
          <draw:text-box>
            <text:p text:style-name="P14"><text:span text:style-name="T6">Aurora Scheduler</text:span></text:p>
          </draw:text-box>
        </draw:frame>
        <draw:frame draw:style-name="gr24" draw:text-style-name="P1" draw:layer="layout" svg:width="6.1cm" svg:height="1.6cm" svg:x="5.235cm" svg:y="13.635cm">
          <draw:text-box>
            <text:p text:style-name="P14"><text:span text:style-name="T5">Mesos Master</text:span></text:p>
          </draw:text-box>
        </draw:frame>
        <draw:frame draw:style-name="gr40" draw:text-style-name="P20" draw:layer="measurelines" svg:width="4.3cm" svg:height="1.6cm" svg:x="5.535cm" svg:y="21.535cm">
          <draw:text-box>
            <text:p text:style-name="P14"><text:span text:style-name="T5">User Code</text:span></text:p>
          </draw:text-box>
        </draw:frame>
        <draw:g>
          <draw:connector draw:style-name="gr18" draw:text-style-name="P5" xml:id="id3" draw:id="id3" draw:layer="measurelines" draw:type="line" svg:x1="11.475cm" svg:y1="18.019cm" svg:x2="11.476cm" svg:y2="19.575cm" svg:d="M11475 18019l1 1556" svg:viewBox="0 0 2 1557">
            <text:p/>
          </draw:connector>
          <draw:connector draw:style-name="gr18" draw:text-style-name="P5" draw:layer="measurelines" draw:type="line" svg:x1="11.476cm" svg:y1="19.575cm" svg:x2="11.475cm" svg:y2="22.039cm" draw:start-shape="id3" draw:start-glue-point="3" svg:d="M11476 19575l-1 2464" svg:viewBox="0 0 2 2465">
            <text:p/>
          </draw:connector>
          <draw:circle draw:style-name="gr21" draw:text-style-name="P12" draw:layer="measurelines" svg:width="0.4cm" svg:height="0.4cm" svg:x="11.28cm" svg:y="19.672cm">
            <text:p/>
          </draw:circle>
        </draw:g>
        <draw:frame draw:style-name="gr24" draw:text-style-name="P1" draw:layer="layout" svg:width="7.712cm" svg:height="1.6cm" svg:x="5.235cm" svg:y="17.735cm">
          <draw:text-box>
            <text:p text:style-name="P14"><text:span text:style-name="T5">Mesos Agent</text:span></text:p>
          </draw:text-box>
        </draw:frame>
        <draw:frame draw:style-name="gr39" draw:text-style-name="P27" draw:layer="layout" svg:width="1.7cm" svg:height="1.6cm" svg:x="10.635cm" svg:y="21.535cm">
          <draw:text-box>
            <text:p text:style-name="P14"><text:span text:style-name="T5">Aurora Executor</text:span></text:p>
          </draw:text-box>
        </draw:frame>
        <draw:g>
          <draw:g>
            <draw:ellipse draw:style-name="gr14" draw:text-style-name="P10" draw:layer="measurelines" svg:width="0.076cm" svg:height="0.077cm" svg:x="16.513cm" svg:y="16.516cm">
              <text:p/>
            </draw:ellipse>
            <draw:ellipse draw:style-name="gr14" draw:text-style-name="P10" draw:layer="measurelines" svg:width="0.076cm" svg:height="0.077cm" svg:x="16.412cm" svg:y="16.618cm">
              <text:p/>
            </draw:ellipse>
            <draw:rect draw:style-name="gr13" draw:text-style-name="P9" draw:layer="measurelines" svg:width="0.33cm" svg:height="0.335cm" svg:x="16.361cm" svg:y="16.412cm">
              <text:p/>
            </draw:rect>
          </draw:g>
          <draw:rect draw:style-name="gr13" draw:text-style-name="P9" draw:layer="measurelines" svg:width="0.992cm" svg:height="1.007cm" svg:x="16.03cm" svg:y="16.076cm">
            <text:p/>
          </draw:rect>
        </draw:g>
        <draw:g>
          <draw:g>
            <draw:ellipse draw:style-name="gr14" draw:text-style-name="P10" draw:layer="measurelines" svg:width="0.076cm" svg:height="0.077cm" svg:x="16.509cm" svg:y="9.797cm">
              <text:p/>
            </draw:ellipse>
            <draw:ellipse draw:style-name="gr14" draw:text-style-name="P10" draw:layer="measurelines" svg:width="0.076cm" svg:height="0.077cm" svg:x="16.408cm" svg:y="9.899cm">
              <text:p/>
            </draw:ellipse>
            <draw:rect draw:style-name="gr13" draw:text-style-name="P9" draw:layer="measurelines" svg:width="0.33cm" svg:height="0.335cm" svg:x="16.357cm" svg:y="9.693cm">
              <text:p/>
            </draw:rect>
          </draw:g>
          <draw:rect draw:style-name="gr13" draw:text-style-name="P9" draw:layer="measurelines" svg:width="0.992cm" svg:height="1.007cm" svg:x="16.026cm" svg:y="9.357cm">
            <text:p/>
          </draw:rect>
        </draw:g>
        <draw:g>
          <draw:g>
            <draw:ellipse draw:style-name="gr14" draw:text-style-name="P10" draw:layer="measurelines" svg:width="0.056cm" svg:height="0.059cm" svg:x="15.951cm" svg:y="7.369cm">
              <text:p/>
            </draw:ellipse>
            <draw:ellipse draw:style-name="gr14" draw:text-style-name="P10" draw:layer="measurelines" svg:width="0.056cm" svg:height="0.06cm" svg:x="15.876cm" svg:y="7.447cm">
              <text:p/>
            </draw:ellipse>
            <draw:rect draw:style-name="gr13" draw:text-style-name="P9" draw:layer="measurelines" svg:width="0.244cm" svg:height="0.257cm" svg:x="15.839cm" svg:y="7.289cm">
              <text:p/>
            </draw:rect>
          </draw:g>
          <draw:rect draw:style-name="gr13" draw:text-style-name="P9" draw:layer="measurelines" svg:width="0.736cm" svg:height="0.775cm" svg:x="15.593cm" svg:y="7.03cm">
            <text:p/>
          </draw:rect>
        </draw:g>
        <draw:g>
          <draw:g>
            <draw:ellipse draw:style-name="gr14" draw:text-style-name="P10" draw:layer="measurelines" svg:width="0.06cm" svg:height="0.063cm" svg:x="12.769cm" svg:y="20.446cm">
              <text:p/>
            </draw:ellipse>
            <draw:ellipse draw:style-name="gr14" draw:text-style-name="P10" draw:layer="measurelines" svg:width="0.06cm" svg:height="0.063cm" svg:x="12.689cm" svg:y="20.529cm">
              <text:p/>
            </draw:ellipse>
            <draw:rect draw:style-name="gr13" draw:text-style-name="P9" draw:layer="measurelines" svg:width="0.261cm" svg:height="0.273cm" svg:x="12.649cm" svg:y="20.361cm">
              <text:p/>
            </draw:rect>
          </draw:g>
          <draw:rect draw:style-name="gr13" draw:text-style-name="P9" draw:layer="measurelines" svg:width="0.785cm" svg:height="0.821cm" svg:x="12.387cm" svg:y="20.087cm">
            <text:p/>
          </draw:rect>
        </draw:g>
        <draw:connector draw:style-name="gr18" draw:text-style-name="P5" xml:id="id5" draw:id="id5" draw:layer="layout" draw:type="line" svg:x1="17.335cm" svg:y1="8.892cm" svg:x2="17.338cm" svg:y2="8.493cm" svg:d="M17335 8892l3-399" svg:viewBox="0 0 4 400">
          <text:p/>
        </draw:connector>
        <draw:connector draw:style-name="gr18" draw:text-style-name="P5" xml:id="id7" draw:id="id7" draw:layer="layout" draw:type="line" svg:x1="17.327cm" svg:y1="12.163cm" svg:x2="17.339cm" svg:y2="9.292cm" svg:d="M17327 12163l12-2871" svg:viewBox="0 0 13 2872">
          <text:p/>
        </draw:connector>
        <draw:g>
          <draw:glue-point draw:id="4" svg:x="-3cm" svg:y="-2.484cm"/>
          <draw:glue-point draw:id="5" svg:x="-3cm" svg:y="2.509cm"/>
          <draw:circle draw:style-name="gr16" draw:text-style-name="P12" draw:layer="layout" svg:width="0.4cm" svg:height="0.4cm" draw:transform="rotate (-1.5695745963185) translate (17.537cm 8.892cm)">
            <text:p/>
          </draw:circle>
          <draw:g>
            <draw:polygon draw:style-name="gr19" draw:text-style-name="P10" draw:layer="layout" svg:width="0.124cm" svg:height="0.177cm" draw:transform="rotate (-1.5695745963185) translate (17.8261220319642cm 9.29176901836614cm)" svg:viewBox="0 0 125 178" draw:points="0,0 0,178 125,89">
              <text:p/>
            </draw:polygon>
            <draw:frame draw:style-name="gr20" draw:text-style-name="P3" draw:layer="layout" svg:width="0.8cm" svg:height="0.8cm" draw:transform="rotate (-1.5695745963185) translate (18.136cm 8.691cm)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frame draw:style-name="gr2" draw:text-style-name="P3" draw:layer="layout" svg:width="1.6cm" svg:height="0.371cm" svg:x="15.837cm" svg:y="8.957cm">
          <draw:text-box>
            <text:p text:style-name="P2"><text:span text:style-name="T1">HTTP</text:span></text:p>
          </draw:text-box>
        </draw:frame>
        <draw:connector draw:style-name="gr41" draw:layer="layout" draw:line-skew="0cm 0.149cm" svg:x1="15.829cm" svg:y1="8.131cm" svg:x2="17.338cm" svg:y2="8.493cm" draw:start-shape="id4" draw:start-glue-point="1" draw:end-shape="id5" draw:end-glue-point="3" svg:d="M15829 8131h761v1h748v361" svg:viewBox="0 0 1510 363">
          <text:p/>
        </draw:connector>
        <draw:connector draw:style-name="gr41" draw:layer="layout" draw:line-skew="0.738cm" svg:x1="15.835cm" svg:y1="20.385cm" svg:x2="17.327cm" svg:y2="12.163cm" draw:start-shape="id6" draw:start-glue-point="1" draw:end-shape="id7" draw:end-glue-point="2" svg:d="M15835 20385h1492v-8222" svg:viewBox="0 0 1493 8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fo:text-align="center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00m0$Build-2</meta:generator>
    <meta:creation-date>2015-12-26T20:07:05.946285856</meta:creation-date>
    <dc:language>en-US</dc:language>
    <meta:editing-cycles>2</meta:editing-cycles>
    <meta:editing-duration>PT59S</meta:editing-duration>
    <dc:date>2015-12-26T20:38:36.995729192</dc:date>
    <meta:document-statistic meta:object-count="264"/>
    <meta:user-defined meta:name="Info 0"/>
    <meta:user-defined meta:name="Info 1"/>
    <meta:user-defined meta:name="Info 2"/>
    <meta:user-defined meta:name="Info 3"/>
  </office:meta>
</office:document-meta>
</file>